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58000001AD65FFB82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draw:fill="solid" draw:fill-color="#ffff99" fo:min-height="11.929cm"/>
    </style:style>
    <style:style style:name="pr6" style:family="presentation" style:parent-style-name="Standard-outline1">
      <style:graphic-properties draw:fill="solid" fo:min-height="11.929cm"/>
    </style:style>
    <style:style style:name="pr7" style:family="presentation" style:parent-style-name="Standard-outline1">
      <style:graphic-properties draw:fill="solid" draw:fill-color="#cfe7f5" fo:min-height="11.92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1.93cm"/>
    </style:style>
    <style:style style:name="pr10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42pt" style:font-size-asian="42pt" style:font-size-complex="42pt"/>
    </style:style>
    <style:style style:name="T1" style:family="text">
      <style:text-properties fo:font-size="32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color="#5c8526" fo:font-size="42pt" style:font-size-asian="42pt" style:font-size-complex="42pt"/>
    </style:style>
    <style:style style:name="T4" style:family="text">
      <style:text-properties fo:color="#5c852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Mailserver</text:p>
          </draw:text-box>
        </draw:frame>
        <draw:frame presentation:style-name="pr2" draw:text-style-name="P1" draw:layer="layout" svg:width="24.639cm" svg:height="12.18cm" svg:x="1.4cm" svg:y="4.914cm" presentation:class="subtitle">
          <draw:text-box>
            <text:p><text:span text:style-name="T1">Felix Bandosz</text:span></text:p>
            <text:p><text:span text:style-name="T1">Gruppe4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 POP Protokol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SER username</text:p>
              </text:list-item>
              <text:list-item>
                <text:p>PASS passwort</text:p>
              </text:list-item>
              <text:list-item>
                <text:p>LIST</text:p>
              </text:list-item>
              <text:list-item>
                <text:p>RETR emailnummer</text:p>
              </text:list-item>
              <text:list-item>
                <text:p>DELE emailnummer</text:p>
              </text:list-item>
              <text:list-item>
                <text:p>QU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 - POP-Session - 1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+OK Server ready</text:p>
                <text:p/>
              </text:list-item>
              <text:list-item>
                <text:p>+OK Enter password</text:p>
                <text:p/>
              </text:list-item>
              <text:list-item>
                <text:p>+OK Username and Password was correct</text:p>
              </text:list-item>
            </text:list>
          </draw:text-box>
        </draw:frame>
        <draw:frame presentation:style-name="pr6" draw:layer="layout" svg:width="12.023cm" svg:height="12.179cm" svg:x="14.025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R <text:a xlink:href="mailto:test@test.de">test@test.de</text:a></text:p>
                <text:p/>
              </text:list-item>
              <text:list-item>
                <text:p>PASS 1234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 - POP-Session - 1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+OK Server ready</text:p>
                <text:p/>
              </text:list-item>
              <text:list-item>
                <text:p>+OK Enter password</text:p>
                <text:p/>
              </text:list-item>
              <text:list-item>
                <text:p>+OK Username and Password was correct</text:p>
              </text:list-item>
            </text:list>
          </draw:text-box>
        </draw:frame>
        <draw:frame presentation:style-name="pr7" draw:layer="layout" svg:width="12.023cm" svg:height="12.179cm" svg:x="14.025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R <text:a xlink:href="mailto:test@test.de">test@test.de</text:a></text:p>
                <text:p/>
              </text:list-item>
              <text:list-item>
                <text:p>PASS 1234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 - POP-Session - 2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+OK</text:p>
                <text:p>1 236</text:p>
                <text:p>2 543</text:p>
                <text:p>.</text:p>
                <text:p/>
              </text:list-item>
            </text:list>
          </draw:text-box>
        </draw:frame>
        <draw:frame presentation:style-name="pr6" draw:layer="layout" svg:width="12.023cm" svg:height="12.179cm" svg:x="14.025cm" svg:y="4.914cm" presentation:class="outline" presentation:user-transformed="true">
          <draw:text-box>
            <text:list text:style-name="L2">
              <text:list-item>
                <text:p>LIST</text:p>
                <text:p/>
                <text:p/>
                <text:p/>
                <text:p/>
              </text:list-item>
              <text:list-item>
                <text:p>RETR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 - POP-Session - 3</text:p>
          </draw:text-box>
        </draw:frame>
        <draw:frame presentation:style-name="pr5" draw:layer="layout" svg:width="25.6cm" svg:height="14.486cm" svg:x="1.4cm" svg:y="4.914cm" presentation:class="outline" presentation:user-transformed="true">
          <draw:text-box>
            <text:list text:style-name="L2">
              <text:list-item>
                <text:p>+OK</text:p>
                <text:p>Date: Mon, 19 Dec 2011 03:14:00 +0200</text:p>
                <text:p>From: Test2 &lt;test2@test.de&gt;</text:p>
                <text:p>To: test@test.de</text:p>
                <text:p>Subject: Test-E-Mail</text:p>
                <text:p/>
                <text:p>Dies ist eine Test-E-Mail</text:p>
                <text:p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 - POP-Session - 4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+OK Email deleted</text:p>
                <text:p/>
              </text:list-item>
              <text:list-item>
                <text:p>+OK Goodbye</text:p>
              </text:list-item>
            </text:list>
          </draw:text-box>
        </draw:frame>
        <draw:frame presentation:style-name="pr6" draw:layer="layout" svg:width="12.023cm" svg:height="12.179cm" svg:x="14.025cm" svg:y="4.914cm" presentation:class="outline" presentation:user-transformed="true">
          <draw:text-box>
            <text:list text:style-name="L2">
              <text:list-item>
                <text:p>DELE 1</text:p>
                <text:p/>
              </text:list-item>
              <text:list-item>
                <text:p>QU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Netzwerk Server - 1</text:p>
          </draw:text-box>
        </draw:frame>
        <draw:frame presentation:style-name="pr4" draw:text-style-name="P2" draw:layer="layout" svg:width="24.639cm" svg:height="13.486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ServerSocket server = new ServerSocket(12345);</text:span></text:p>
                <text:p text:style-name="P2"><text:span text:style-name="T3">//Sever hoert jetzt auf den Port 12345</text:span></text:p>
              </text:list-item>
              <text:list-item>
                <text:p text:style-name="P2"><text:span text:style-name="T2">Socket client = server.accept();</text:span></text:p>
                <text:p text:style-name="P2"><text:span text:style-name="T3">//Das Programm haelt bis jemand sich verbindet</text:span></text:p>
              </text:list-item>
              <text:list-item>
                <text:p text:style-name="P2"><text:span text:style-name="T2">DataOutputStream out = new DataOutputStream(this.client.getOutputStream());</text:span></text:p>
                <text:p text:style-name="P2"><text:span text:style-name="T3">//in out werden Nachrichten an den Klienten geschickt</text:span></text:p>
              </text:list-item>
              <text:list-item>
                <text:p text:style-name="P2"><text:span text:style-name="T2">Scanner in = new Scanner(this.client.getInputStream());</text:span></text:p>
                <text:p text:style-name="P2"><text:span text:style-name="T3">//in in werden Nachrichten an den Server empfa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JAVA Netzwerk Server - 2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out.writeChars(“Nachricht an das Mailprogramm“);</text:p>
                <text:p><text:span text:style-name="T4">//Nachricht schicken</text:span></text:p>
              </text:list-item>
              <text:list-item>
                <text:p>strIn = in.nextLine();</text:p>
                <text:p><text:span text:style-name="T4">//Nachricht empfangen und in strIn speicher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258000001AD65FFB82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30T23:04:27</meta:creation-date>
    <dc:date>2012-05-31T15:12:46</dc:date>
    <meta:editing-duration>PT20M20S</meta:editing-duration>
    <meta:editing-cycles>9</meta:editing-cycles>
    <meta:generator>LibreOffice/3.5$Linux_X86_64 LibreOffice_project/350m1$Build-2</meta:generator>
    <meta:document-statistic meta:object-count="61"/>
  </office:meta>
</office:document-meta>
</file>